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a7f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/><text:text-input text:description="">$merchantName</text:text-input></text:p>
      <text:p text:style-name="P1"><text:text-input text:description=""/><text:text-input text:description="">$merchantAddres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0:11:24.507677139</meta:creation-date>
    <dc:date>2017-08-03T10:25:37.777293724</dc:date>
    <meta:editing-duration>PT14M13S</meta:editing-duration>
    <meta:editing-cycles>1</meta:editing-cycles>
    <meta:document-statistic meta:table-count="0" meta:image-count="0" meta:object-count="0" meta:page-count="1" meta:paragraph-count="2" meta:word-count="10" meta:character-count="37" meta:non-whitespace-character-count="37"/>
    <meta:generator>LibreOffice/5.2.6.2$Linux_X86_64 LibreOffice_project/20m0$Build-2</meta:generator>
  </office:meta>
</office:document-meta>
</file>